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22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22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0"/>
    <style:style style:name="ce10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30">
      <style:table-cell-properties style:vertical-align="middle"/>
    </style:style>
    <style:style style:name="ce12" style:family="table-cell" style:parent-style-name="Default" style:data-style-name="N30"/>
    <style:style style:name="ce13" style:family="table-cell" style:parent-style-name="Default" style:data-style-name="N0">
      <style:table-cell-properties style:vertical-align="automatic"/>
    </style:style>
    <style:style style:name="ce14" style:family="table-cell" style:parent-style-name="Default" style:data-style-name="N0"/>
    <style:style style:name="ce15" style:family="table-cell" style:parent-style-name="Default" style:data-style-name="N22"/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9" style:family="table-cell" style:parent-style-name="Default" style:data-style-name="N0"/>
    <style:style style:name="ce20" style:family="table-cell" style:parent-style-name="Default" style:data-style-name="N0"/>
    <style:style style:name="ce21" style:family="table-cell" style:parent-style-name="Default" style:data-style-name="N30"/>
    <style:style style:name="ce2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19616666666667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97416666666667cm"/>
    </style:style>
    <style:style style:name="co5" style:family="table-column">
      <style:table-column-properties fo:break-before="auto" style:column-width="3.3655cm"/>
    </style:style>
    <style:style style:name="co6" style:family="table-column">
      <style:table-column-properties fo:break-before="auto" style:column-width="3.97933333333333cm"/>
    </style:style>
    <style:style style:name="co7" style:family="table-column">
      <style:table-column-properties fo:break-before="auto" style:column-width="5.41866666666667cm"/>
    </style:style>
    <style:style style:name="co8" style:family="table-column">
      <style:table-column-properties fo:break-before="auto" style:column-width="4.46616666666667cm"/>
    </style:style>
    <style:style style:name="co9" style:family="table-column">
      <style:table-column-properties fo:break-before="auto" style:column-width="5.715cm"/>
    </style:style>
    <style:style style:name="co10" style:family="table-column">
      <style:table-column-properties fo:break-before="auto" style:column-width="4.445cm"/>
    </style:style>
    <style:style style:name="co11" style:family="table-column">
      <style:table-column-properties fo:break-before="auto" style:column-width="4.78366666666667cm"/>
    </style:style>
    <style:style style:name="co12" style:family="table-column">
      <style:table-column-properties fo:break-before="auto" style:column-width="4.33916666666667cm"/>
    </style:style>
    <style:style style:name="co13" style:family="table-column">
      <style:table-column-properties fo:break-before="auto" style:column-width="5.03766666666667cm"/>
    </style:style>
    <style:style style:name="co14" style:family="table-column">
      <style:table-column-properties fo:break-before="auto" style:column-width="4.74133333333333cm"/>
    </style:style>
    <style:style style:name="co15" style:family="table-column">
      <style:table-column-properties fo:break-before="auto" style:column-width="5.05883333333333cm"/>
    </style:style>
    <style:style style:name="co16" style:family="table-column">
      <style:table-column-properties fo:break-before="auto" style:column-width="4.572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3.2pt" style:use-optimal-row-height="false" fo:break-before="auto"/>
    </style:style>
    <style:style style:name="ro5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abel" table:style-name="ta1">
        <table:table-column table:style-name="co1" table:default-cell-style-name="ce2"/>
        <table:table-column table:style-name="co2" table:number-columns-repeated="6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style-name="ce1"/>
          <table:table-cell office:value-type="string" table:style-name="ce1">
            <text:p>p<text:span text:style-name="T2">00</text:span>-lineimg<text:span text:style-name="T2">0</text:span>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23323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];[lookup.A$1:.B$37];2;0)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47754-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3];[lookup.A$1:.B$37];2;0)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44+70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4];[lookup.A$1:.B$37];2;0)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743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5];[lookup.A$1:.B$37];2;0)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7644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6];[lookup.A$1:.B$37];2;0)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<text:span text:style-name="T2">graph</text:span>-p00-lineimg0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6675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7];[lookup.A$1:.B$37];2;0)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8];[lookup.A$1:.B$37];2;0)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6176645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9];[lookup.A$1:.B$37];2;0)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-lineimg0.png<text:span text:style-name="T2">.log</text:span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436414217554544447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10];[lookup.A$1:.B$37];2;0)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764364-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11];[lookup.A$1:.B$37];2;0)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543544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2];[lookup.A$1:.B$37];2;0)" table:style-name="ce1">
            <text:p>1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31546554445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13];[lookup.A$1:.B$37];2;0)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3553474004355</text:p>
          </table:table-cell>
          <table:table-cell office:value-type="string" table:style-name="ce1">
            <text:p>ط</text:p>
          </table:table-cell>
          <table:table-cell office:value-type="float" office:value="18" table:formula="of:=VLOOKUP([.B14];[lookup.A$1:.B$37];2;0)" table:style-name="ce1">
            <text:p>1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24031022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15];[lookup.A$1:.B$37];2;0)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4606544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16];[lookup.A$1:.B$37];2;0)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754442+76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17];[lookup.A$1:.B$37];2;0)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7654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8];[lookup.A$1:.B$37];2;0)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9];[lookup.A$1:.B$37];2;0)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4+4012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0];[lookup.A$1:.B$37];2;0)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765556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21];[lookup.A$1:.B$37];2;0)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474-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2];[lookup.A$1:.B$37];2;0)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567-5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23];[lookup.A$1:.B$37];2;0)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3567-555443211+03+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4];[lookup.A$1:.B$37];2;0)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+03+5</text:p>
          </table:table-cell>
          <table:table-cell office:value-type="string" table:style-name="ce1">
            <text:p>ة</text:p>
          </table:table-cell>
          <table:table-cell office:value-type="float" office:value="4" table:formula="of:=VLOOKUP([.B25];[lookup.A$1:.B$37];2;0)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+76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6];[lookup.A$1:.B$37];2;0)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555355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27];[lookup.A$1:.B$37];2;0)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663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28];[lookup.A$1:.B$37];2;0)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9];[lookup.A$1:.B$37];2;0)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66765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30];[lookup.A$1:.B$37];2;0)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3754454034576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1];[lookup.A$1:.B$37];2;0)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654464</text:p>
          </table:table-cell>
          <table:table-cell office:value-type="string" table:style-name="ce1">
            <text:p>ق</text:p>
          </table:table-cell>
          <table:table-cell office:value-type="float" office:value="25" table:formula="of:=VLOOKUP([.B32];[lookup.A$1:.B$37];2;0)" table:style-name="ce1">
            <text:p>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6433443254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33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555444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34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342644244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35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3-31533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36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45701655552176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7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4234+03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38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9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+40012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40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3+5664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41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224+654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42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224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4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247755444401</text:p>
          </table:table-cell>
          <table:table-cell office:value-type="string" table:style-name="ce1">
            <text:p>ی</text:p>
          </table:table-cell>
          <table:table-cell office:value-type="float" office:value="36" table:formula="of:=VLOOKUP([.B44];[lookup.A$1:.B$37];2;0)" table:style-name="ce1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553465443426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45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54443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46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6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47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-354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48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54043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4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1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50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3456-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51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6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52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4-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53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543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54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+76365542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55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55354440020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56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71712723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57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61445457176744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58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4534350372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59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+71+3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60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-37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61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7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62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-01222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63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45477666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64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450544-44256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65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547666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66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535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67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2457715444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68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5446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69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614-4436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70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534-440</text:p>
          </table:table-cell>
          <table:table-cell office:value-type="string" table:style-name="ce1">
            <text:p>ج</text:p>
          </table:table-cell>
          <table:table-cell office:value-type="float" office:value="6" table:formula="of:=VLOOKUP([.B71];[lookup.A$1:.B$37];2;0)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1106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72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431+055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73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644433+26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74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-55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75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54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76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55566661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77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5435443454543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78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547555445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7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026506444356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80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224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8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5453543432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82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30234+523</text:p>
          </table:table-cell>
          <table:table-cell office:value-type="string" table:style-name="ce1">
            <text:p>ة</text:p>
          </table:table-cell>
          <table:table-cell office:value-type="float" office:value="4" table:formula="of:=VLOOKUP([.B83];[lookup.A$1:.B$37];2;0)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64443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84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322337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85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332665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86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56156456766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87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56156456766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88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54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8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2541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90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3227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9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543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92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46075544440" table:style-name="ce2">
            <text:p>3.46076E+11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93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44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94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2565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95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46456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96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6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97];[lookup.A$1:.B$37];2;0)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6365444543173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98];[lookup.A$1:.B$37];2;0)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7355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99];[lookup.A$1:.B$37];2;0)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0135-44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100];[lookup.A$1:.B$37];2;0)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222223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01];[lookup.A$1:.B$37];2;0)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57656</text:p>
          </table:table-cell>
          <table:table-cell office:value-type="string" table:style-name="ce1">
            <text:p>ء</text:p>
          </table:table-cell>
          <table:table-cell office:value-type="float" office:value="34" table:formula="of:=VLOOKUP([.B102];[lookup.A$1:.B$37];2;0)" table:style-name="ce1">
            <text:p>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65443+</text:p>
          </table:table-cell>
          <table:table-cell office:value-type="string" table:style-name="ce1">
            <text:p>ڽ</text:p>
          </table:table-cell>
          <table:table-cell office:value-type="float" office:value="37" table:formula="of:=VLOOKUP([.B103];[lookup.A$1:.B$37];2;0)" table:style-name="ce1">
            <text:p>3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5471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04];[lookup.A$1:.B$37];2;0)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44570677744</text:p>
          </table:table-cell>
          <table:table-cell office:value-type="string" table:style-name="ce1">
            <text:p>ح</text:p>
          </table:table-cell>
          <table:table-cell office:value-type="float" office:value="8" table:formula="of:=VLOOKUP([.B105];[lookup.A$1:.B$37];2;0)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36-33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06];[lookup.A$1:.B$37];2;0)" table:style-name="ce1">
            <text:p>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764440222226</text:p>
          </table:table-cell>
          <table:table-cell office:value-type="string" table:style-name="ce1">
            <text:p>ط</text:p>
          </table:table-cell>
          <table:table-cell office:value-type="float" office:value="18" table:formula="of:=VLOOKUP([.B107];[lookup.A$1:.B$37];2;0)" table:style-name="ce1">
            <text:p>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14+5606553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108];[lookup.A$1:.B$37];2;0)" table:style-name="ce1">
            <text:p>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2264423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09];[lookup.A$1:.B$37];2;0)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231155453442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10];[lookup.A$1:.B$37];2;0)" table:style-name="ce1">
            <text:p>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11121211512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111];[lookup.A$1:.B$37];2;0)" table:style-name="ce1">
            <text:p>26</text:p>
          </table:table-cell>
          <table:table-cell office:value-type="string" table:style-name="ce1">
            <text:p>kurangpas urutan branching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223226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12];[lookup.A$1:.B$37];2;0)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424-342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13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4434334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114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42320403</text:p>
          </table:table-cell>
          <table:table-cell office:value-type="string" table:style-name="ce1">
            <text:p>ع</text:p>
          </table:table-cell>
          <table:table-cell office:value-type="float" office:value="20" table:formula="of:=VLOOKUP([.B115];[lookup.A$1:.B$37];2;0)" table:style-name="ce1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233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16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62645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17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25235560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18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-3027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119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20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-54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21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7545033567+</text:p>
          </table:table-cell>
          <table:table-cell office:value-type="string" table:style-name="ce1">
            <text:p>ق</text:p>
          </table:table-cell>
          <table:table-cell office:value-type="float" office:value="25" table:formula="of:=VLOOKUP([.B122];[lookup.A$1:.B$37];2;0)" table:style-name="ce1">
            <text:p>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665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23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335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124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54547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25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55553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26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+6440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127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2223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28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5441406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12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1646554442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130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44355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31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4223" table:style-name="ce2">
            <text:p>4223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32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6516</text:p>
          </table:table-cell>
          <table:table-cell office:value-type="string" table:style-name="ce1">
            <text:p>ء</text:p>
          </table:table-cell>
          <table:table-cell office:value-type="float" office:value="34" table:formula="of:=VLOOKUP([.B133];[lookup.A$1:.B$37];2;0)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514+44+7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34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35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54+44476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136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65064654224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137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22220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38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63504440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13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524667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40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15-353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141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22323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42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-336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43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735</text:p>
          </table:table-cell>
          <table:table-cell office:value-type="string" table:style-name="ce1">
            <text:p>ء</text:p>
          </table:table-cell>
          <table:table-cell office:value-type="float" office:value="34" table:formula="of:=VLOOKUP([.B144];[lookup.A$1:.B$37];2;0)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3235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45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3532411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146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47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644-32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48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4+6764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149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3222224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50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3+714+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151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-444326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52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23364535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53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-4-22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54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7-33134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155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75454+3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56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57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4+4040+6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158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7644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59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222205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60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5245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61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56+64536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62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6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-33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64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43+46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165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66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+64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167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-45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68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643643643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69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5133534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170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22310+1111142146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171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53457005541440323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172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3135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173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36436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74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-432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75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34+677655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176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254+7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77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78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5153453+76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179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135574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80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8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6255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82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43456-307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83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3644+40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84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85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7352276554443433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186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+5560123</text:p>
          </table:table-cell>
          <table:table-cell office:value-type="string" table:style-name="ce1">
            <text:p>ة</text:p>
          </table:table-cell>
          <table:table-cell office:value-type="float" office:value="4" table:formula="of:=VLOOKUP([.B187];[lookup.A$1:.B$37];2;0)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54446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88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5415446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18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435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90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-55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191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355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192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+54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193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3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94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-43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195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746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196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762555357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97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0366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98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464415+6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99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6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00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613+654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01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-423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02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272+055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03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353147543</text:p>
          </table:table-cell>
          <table:table-cell office:value-type="string" table:style-name="ce1">
            <text:p>ث</text:p>
          </table:table-cell>
          <table:table-cell office:value-type="float" office:value="5" table:formula="of:=VLOOKUP([.B204];[lookup.A$1:.B$37];2;0)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5+77554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205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52342044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06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413+7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07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546777654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208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7755444443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20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4355535474035427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210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1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07075234444407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12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4453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213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-4240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214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232365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15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742420</text:p>
          </table:table-cell>
          <table:table-cell office:value-type="string" table:style-name="ce1">
            <text:p>ء</text:p>
          </table:table-cell>
          <table:table-cell office:value-type="float" office:value="34" table:formula="of:=VLOOKUP([.B216];[lookup.A$1:.B$37];2;0)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1424+4363</text:p>
          </table:table-cell>
          <table:table-cell office:value-type="string" table:style-name="ce1">
            <text:p>ث</text:p>
          </table:table-cell>
          <table:table-cell office:value-type="float" office:value="5" table:formula="of:=VLOOKUP([.B217];[lookup.A$1:.B$37];2;0)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3554547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218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19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+64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20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245-45</text:p>
          </table:table-cell>
          <table:table-cell office:value-type="string" table:style-name="ce1">
            <text:p>چ</text:p>
          </table:table-cell>
          <table:table-cell office:value-type="float" office:value="7" table:formula="of:=VLOOKUP([.B221];[lookup.A$1:.B$37];2;0)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3465706677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222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414+55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23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76435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224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544-235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225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22222427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26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54322+70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27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67753633732</text:p>
          </table:table-cell>
          <table:table-cell office:value-type="string" table:style-name="ce1">
            <text:p>ی</text:p>
          </table:table-cell>
          <table:table-cell office:value-type="float" office:value="36" table:formula="of:=VLOOKUP([.B228];[lookup.A$1:.B$37];2;0)" table:style-name="ce1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6710655555+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229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2037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230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3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353467740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232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64242054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33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5-414403117</text:p>
          </table:table-cell>
          <table:table-cell office:value-type="string" table:style-name="ce1">
            <text:p>ج</text:p>
          </table:table-cell>
          <table:table-cell office:value-type="float" office:value="6" table:formula="of:=VLOOKUP([.B234];[lookup.A$1:.B$37];2;0)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222322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35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11+0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36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433322+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37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543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38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34414344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39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21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240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3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4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6653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242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33566630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243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5423474540-</text:p>
          </table:table-cell>
          <table:table-cell office:value-type="string" table:style-name="ce1">
            <text:p>ج</text:p>
          </table:table-cell>
          <table:table-cell office:value-type="float" office:value="6" table:formula="of:=VLOOKUP([.B244];[lookup.A$1:.B$37];2;0)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36441142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245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40322226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246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537555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47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48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54+6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249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50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4-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51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033+5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52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03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5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+65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54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-4326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55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5547673665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256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0001701700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57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7727022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258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31346555544032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59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1135652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260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6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6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535313+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62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65-33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63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+6201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64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555454636666665" table:style-name="ce2">
            <text:p>5.55455E+14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265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5544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266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3474552314440435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267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75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268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44+5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69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740-07037</text:p>
          </table:table-cell>
          <table:table-cell office:value-type="string" table:style-name="ce1">
            <text:p>ج</text:p>
          </table:table-cell>
          <table:table-cell office:value-type="float" office:value="6" table:formula="of:=VLOOKUP([.B270];[lookup.A$1:.B$37];2;0)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7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35423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272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35-44325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73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3712+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74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23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75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5556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276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75444444203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77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3214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278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+56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79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5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280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-4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281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6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82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4134241054415424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283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421+510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84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353553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85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5343+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86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4454544431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287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555665335315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288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-4-3344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89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022223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290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24347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9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-5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292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356-00065556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93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14435-3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94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255663313+512276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95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35-344244</text:p>
          </table:table-cell>
          <table:table-cell office:value-type="string" table:style-name="ce1">
            <text:p>چ</text:p>
          </table:table-cell>
          <table:table-cell office:value-type="float" office:value="7" table:formula="of:=VLOOKUP([.B296];[lookup.A$1:.B$37];2;0)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6222323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97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-4364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298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17554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99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75616617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300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244244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301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+122252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302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0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15532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304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+554</text:p>
          </table:table-cell>
          <table:table-cell office:value-type="string" table:style-name="ce1">
            <text:p>ة</text:p>
          </table:table-cell>
          <table:table-cell office:value-type="float" office:value="4" table:formula="of:=VLOOKUP([.B305];[lookup.A$1:.B$37];2;0)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06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07014+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307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66665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308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4043235421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09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455766263153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310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0+63475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311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443145753554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12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6464347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313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5544654744536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14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47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315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555555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316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76367464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317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4122337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18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64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319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554444303314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20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606035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321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551665143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322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032222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2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5255+47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324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25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443775443+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326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020+7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327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28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54+4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329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55-43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330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5434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331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3577544+44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32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3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33+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334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75775545440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35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35570545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336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254437326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337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6016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338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033565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339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31133+467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340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473222227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4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16605557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342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2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4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00014321+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344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5747665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345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4+75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346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57435535-315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347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3541555</text:p>
          </table:table-cell>
          <table:table-cell office:value-type="string" table:style-name="ce1">
            <text:p>ع</text:p>
          </table:table-cell>
          <table:table-cell office:value-type="float" office:value="20" table:formula="of:=VLOOKUP([.B348];[lookup.A$1:.B$37];2;0)" table:style-name="ce1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45-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349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17075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350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+46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351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0643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352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+13+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353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+52</text:p>
          </table:table-cell>
          <table:table-cell office:value-type="string" table:style-name="ce1">
            <text:p>ة</text:p>
          </table:table-cell>
          <table:table-cell office:value-type="float" office:value="4" table:formula="of:=VLOOKUP([.B354];[lookup.A$1:.B$37];2;0)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-4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355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445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356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+606543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357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+544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358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455543210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359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345226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360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41447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361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5-6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362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35666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363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557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364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1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365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3+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366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-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367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2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68];[lookup.A$1:.B$37];2;0)" table:style-name="ce1">
            <text:p>1</text:p>
          </table:table-cell>
          <table:table-cell table:number-columns-repeated="16381"/>
        </table:table-row>
        <table:table-row table:number-rows-repeated="1048208" table:style-name="ro2">
          <table:table-cell table:number-columns-repeated="16384"/>
        </table:table-row>
      </table:table>
      <table:table table:name="p01-lineimg0" table:style-name="ta2"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0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2322222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355353544444444444404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4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41473466</text:p>
          </table:table-cell>
          <table:table-cell office:value-type="string" table:style-name="ce1">
            <text:p>م</text:p>
          </table:table-cell>
          <table:table-cell office:value-type="float" office:value="26" table:style-name="ce1">
            <text:p>26</text:p>
          </table:table-cell>
          <table:table-cell table:number-columns-repeated="4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665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4" table:style-name="ce1"/>
          <table:table-cell office:value-type="string" table:style-name="ce1">
            <text:p><text:span text:style-name="T2">graph</text:span>-p01-lineimg0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443 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percabangannya ada di awal dan akhir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314311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756652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01-lineimg0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5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12+6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6 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nya di ada awal dan akhir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7546604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53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44-3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-346355545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di graph ada tapi di anotasinya tidak ad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54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36026406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5740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32514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662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51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531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32+6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635755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p01-lineimg2" table:style-name="ta3">
        <table:table-column table:style-name="co6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2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5-40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4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13355473102+55442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4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4443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645534335032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string" table:style-name="ce1">
            <text:p><text:span text:style-name="T2">graph</text:span>-p01-lineimg2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5-3156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3454444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5515454676654653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1-lineimg2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2+41+70+122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474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63057045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144443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4443322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3654332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33+572+454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43534514625 077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nya ada di awal dan akhi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45364567471544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734055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45532666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44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hilang titik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4144432313 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nya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201031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 titikny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3" table:style-name="ce3">
            <text:p>gabung semu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p01-lineimg3" table:style-name="ta3">
        <table:table-column table:style-name="co7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3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55545646666243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2734-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44+642+43423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41451177470435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4523010243+53547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<text:span text:style-name="T2">graph</text:span>-p01-lineimg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5-3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1311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3473257421706554412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1-lineimg3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+7+522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354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55444-371 <text:s/>1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nya di ada awal dan akhir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557675442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72220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1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+5566750053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5444+7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 graph ada tapi di anotasinya tidak ad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64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05345-33372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5443545344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5554454442335357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nya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+7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nya di ada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632+43142+1+3+7455544+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kebanyakan + padahal tidak ada titik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nya tidak ada</text:p>
          </table:table-cell>
          <table:table-cell table:number-columns-repeated="16378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p01-lineimg4" table:style-name="ta3">
        <table:table-column table:style-name="co8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4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432235557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4567300555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75454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6642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3434547143 <text:s/>0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nya ada di awal dan akhir</text:p>
          </table:table-cell>
          <table:table-cell table:style-name="ce1"/>
          <table:table-cell office:value-type="string" table:style-name="ce1">
            <text:p><text:span text:style-name="T2">graph</text:span>-p01-lineimg4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425353 <text:s/>201334142+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nya ada di awal dan akhir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15531453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1-lineimg4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3352443 <text:s/>20+7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nya ada di awal dan akhir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2254 <text:s/>3622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nya ada di awal dan akhir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+53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4435445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146313366443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546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555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+54+5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5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2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nya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65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5553567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544+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454432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5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dak berbentuk bundar pdhl di gambar asli bunda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35356305 <text:s/>101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nya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53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4-4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p01-lineimg5" table:style-name="ta2">
        <table:table-column table:style-name="co9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5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36675443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56747074535345420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053222+3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456463 <text:s/>3405-4644536333262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4355-2335564574313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<text:span text:style-name="T2">graph</text:span>-p01-lineimg5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angka 2 nya kebanyakan tidak sesuai graph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665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45433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01-lineimg5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+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74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232+7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53611+7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55-45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65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323+4354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+5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47223755534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42356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44443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44+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44 <text:s/>2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2421131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 graph ada tapi di anotasinya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32365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+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222+03+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3+54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p01-lineimg6" table:style-name="ta2">
        <table:table-column table:style-name="co6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6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11223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4765630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4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554054633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nya tergabung sama ba 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1445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nya terpisah</text:p>
          </table:table-cell>
          <table:table-cell table:style-name="ce1"/>
          <table:table-cell office:value-type="string" table:style-name="ce1">
            <text:p><text:span text:style-name="T2">graph</text:span>-p01-lineimg6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345674055555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6223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445-34361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01-lineimg6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45344353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5255444443134547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angka 4 nya kebanyakan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1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65435315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55144444353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ngka 4 nya kebanyakan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52544-336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31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462473207545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765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4444446666654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+514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2237664534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nya tergabung sama ro' 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5335734621054440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p01-lineimg8" table:style-name="ta3">
        <table:table-column table:style-name="co10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8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3656-4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25453342 <text:s/>22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217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756464366405+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<text:span text:style-name="T2">graph</text:span>-p01-lineimg8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15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74557463135657075 <text:s/>201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style-name="ce1"/>
          <table:table-cell office:value-type="string" table:style-name="ce1">
            <text:p>p01-lineimg8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365554420335756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+55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4" table:style-name="ce16">
            <text:p>bacaan aslinya TAMSIL tapi di kitab sa nya itu huruf ba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765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2">
            <text:p>-354245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2226544332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530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35544442431130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55-21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3547463544444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2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4657556662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+66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-1443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374254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66644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2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644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5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4655444430331242+0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1-lineimg9" table:style-name="ta2">
        <table:table-column table:style-name="co11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9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6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ngka di graph dan anotasi berbeda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654321424644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654324746210214034044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443-533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<text:span text:style-name="T2">graph</text:span>-p01-lineimg9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3220335536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75547247 <text:s/>56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4573647171114056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01-lineimg9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5556377241432203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331237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54533634+5575000</text:p>
          </table:table-cell>
          <table:table-cell office:value-type="string" table:style-name="ce1">
            <text:p>خ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555440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+542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442363556-40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64354445 <text:s/>431355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55554647555431143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+5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75364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5443 <text:s/>3242+7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4+44437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13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51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-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46353576164412044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1-lineimg10" table:style-name="ta2">
        <table:table-column table:style-name="co6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10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232534573460453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535-3453215 <text:s/>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47446304536524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44543135146107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<text:span text:style-name="T2">graph</text:span>-p01-lineimg10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6531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4343255 <text:s/>174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style-name="ce1"/>
          <table:table-cell office:value-type="string" table:style-name="ce1">
            <text:p>p01-lineimg10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651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535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555443137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435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5553301410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2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74567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40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54443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63575305744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2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3572455700444354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32253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4 <text:s/>23301011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6354440327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ngka 4 nya kebanyaka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456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40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6554454444431421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575544-33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1-lineimg11" table:style-name="ta2">
        <table:table-column table:style-name="co12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11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54443353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3653+5444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646425443 <text:s/>32+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4125533532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<text:span text:style-name="T2">graph</text:span>-p01-lineimg11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357755555444444372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101314102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01335463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01-lineimg11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3354214443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4" table:style-name="ce16">
            <text:p>bacaan aslinya ALAT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23234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26655264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+41+54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2">
            <text:p>76534065531 <text:s/>231+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3606645363001422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653554454423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-335574446 <text:s/>45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444544453645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angka 4 nya kebanyaka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0131073111255403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665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644666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55554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400203016314035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444576766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6554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1-lineimg12" table:style-name="ta2">
        <table:table-column table:style-name="co12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12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664-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503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nya bergabung sama lam nya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3622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string" table:style-name="ce1">
            <text:p><text:span text:style-name="T2">graph</text:span>-p01-lineimg12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1453534315-32544327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6264236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1-lineimg12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4535472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447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-44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36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435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nya ikut anotasinya wawu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5454413+475325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6656334 <text:s/>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4444-40-3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4364354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44+43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753054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3012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156662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301235235554443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02133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1-lineimg13" table:style-name="ta2">
        <table:table-column table:style-name="co13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13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45354-531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43646245160065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531572065746271011334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4345443053547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4" table:style-name="ce16">
            <text:p>bacaan aslinya ALAT</text:p>
          </table:table-cell>
          <table:table-cell table:style-name="ce1"/>
          <table:table-cell office:value-type="string" table:style-name="ce1">
            <text:p><text:span text:style-name="T2">graph</text:span>-p01-lineimg1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7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232626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2">
            <text:p>+555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p01-lineimg13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32+135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544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44243203031435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5243555444443103352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2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4364604443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number-columns-spanned="1" table:number-rows-spanned="5" table:style-name="ce16">
            <text:p>bacaan aslinya HASILKAN tapi di kitab lamnya hilang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26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covered-table-cell/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46734640004443543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covered-table-cell/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22441 <text:s/>2223100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covered-table-cell/>
          <table:table-cell office:value-type="string" table:style-name="ce2">
            <text:p>percabangan ada di awal dan akhi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4+4473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">
            <text:p>664-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5-50 <text:s/>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6555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2544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1-lineimg15" table:style-name="ta3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15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552464757342464 <text:s/>01260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7575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453554325213352556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20645353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<text:span text:style-name="T2">graph</text:span>-p01-lineimg15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250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431655314610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1-lineimg15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+6406600656677142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234+5255443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1463133+644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5-25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3655444433221 <text:s/>624567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1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55432 <text:s/>213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1013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5443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5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52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5554443313546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3454403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2+034437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4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dak berbentuk seperti ya</text:p>
          </table:table-cell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lookup" table:style-name="ta1">
        <table:table-column table:style-name="co2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خ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ز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ض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ۏ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ڽ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  <table:table table:name="p03-lineimg0" table:style-name="ta3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<text:span text:style-name="T2">0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26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-011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554536756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453755443323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4522141+0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<text:span text:style-name="T2">graph</text:span>-p03-lineimg0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45553141745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+00412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5-44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number-columns-spanned="1" table:number-rows-spanned="4" table:style-name="ce17">
            <text:p>bacaan aslinya BANYAK</text:p>
          </table:table-cell>
          <table:table-cell table:number-columns-repeated="2" table:style-name="ce1"/>
          <table:table-cell office:value-type="string" table:style-name="ce1">
            <text:p>p03-lineimg0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covered-table-cell/>
          <table:table-cell table:number-columns-repeated="2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covered-table-cell/>
          <table:table-cell office:value-type="string" table:style-name="ce1">
            <text:p>terputus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4334133+5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covered-table-cell/>
          <table:table-cell table:number-columns-repeated="2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52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+6544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353655673131+01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557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-44432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11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oto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464144 <text:s/>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number-columns-spanned="1" table:number-rows-spanned="8" table:style-name="ce17">
            <text:p>tidak diketahui bacaan apa</text:p>
          </table:table-cell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style-name="ce1"/>
          <table:covered-table-cell/>
          <table:table-cell office:value-type="string" table:style-name="ce1">
            <text:p>terputu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4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style-name="ce1"/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">
            <text:p>5435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office:value-type="string" table:style-name="ce1">
            <text:p>tidak ada titik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style-name="ce1"/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5">
            <text:p>5354 <text:s/>23</text:p>
          </table:table-cell>
          <table:table-cell office:value-type="string" table:style-name="ce5">
            <text:p>م</text:p>
          </table:table-cell>
          <table:table-cell office:value-type="float" office:value="29" table:style-name="ce5">
            <text:p>29</text:p>
          </table:table-cell>
          <table:table-cell table:style-name="ce5"/>
          <table:covered-table-cell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544</text:p>
          </table:table-cell>
          <table:table-cell office:value-type="string" table:style-name="ce5">
            <text:p>ی</text:p>
          </table:table-cell>
          <table:table-cell office:value-type="float" office:value="36" table:style-name="ce5">
            <text:p>36</text:p>
          </table:table-cell>
          <table:table-cell table:style-name="ce5"/>
          <table:covered-table-cell/>
          <table:table-cell table:style-name="ce7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3-lineimg1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1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746554 <text:s/>46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654544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2642424 <text:s/>21710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8">
            <text:p>percabangan terputus-putu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165555444 <text:s/>3644242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<text:span text:style-name="T2">graph</text:span>-p03-lineimg1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53131+0554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254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154566667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3-lineimg1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765144-4114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64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number-columns-spanned="1" table:number-rows-spanned="7" table:style-name="ce16">
            <text:p>tidak diketahui bacaan apa</text:p>
          </table:table-cell>
          <table:table-cell table:number-columns-repeated="2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645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style-name="ce1"/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2">
            <text:p>323+52+5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style-name="ce1"/>
          <table:covered-table-cell/>
          <table:table-cell table:number-columns-repeated="2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office:value-type="string" table:style-name="ce1">
            <text:p>terputu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style-name="ce1"/>
          <table:covered-table-cell/>
          <table:table-cell office:value-type="string" table:style-name="ce1">
            <text:p>terputus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356324466740432 <text:s/>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+153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25436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7565523544445+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46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4">
            <text:p>4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mimnya tidak jelas terliha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1-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566262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style-name="ce7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4">
            <text:p>5+453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7"/>
          <table:table-cell table:number-columns-repeated="16378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01+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ha nya tidak terlihat jelas</text:p>
          </table:table-cell>
          <table:table-cell table:number-columns-repeated="16378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3-lineimg2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2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5335242503435533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12323223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3356724621066012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5757477155511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7">
            <text:p>tidak ada titik dan kurang lengkungan bawah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424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7"/>
          <table:table-cell table:style-name="ce1"/>
          <table:table-cell office:value-type="string" table:style-name="ce1">
            <text:p><text:span text:style-name="T2">graph</text:span>-p03-lineimg2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743331030365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111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string" table:style-name="ce1">
            <text:p>p03-lineimg2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00+1+2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baca NYA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4-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25544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dak ada titiknya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erputus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1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65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55324105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5443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453533247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27+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4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8">
            <text:p>di graph dan di anotasi tidak sam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55630 <text:s/>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+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7"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table:number-columns-repeated="4" table:style-name="ce1"/>
          <table:table-cell table:style-name="ce7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3-lineimg3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105540232 <text:s/>2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2210243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4 <text:s/>2325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4247055363313142301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7"/>
          <table:table-cell table:number-columns-repeated="16378" table:style-name="ce1"/>
        </table:table-row>
        <table:table-row table:style-name="ro1">
          <table:table-cell office:value-type="string" table:style-name="ce2">
            <text:p>237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7"/>
          <table:table-cell table:style-name="ce1"/>
          <table:table-cell office:value-type="string" table:style-name="ce1">
            <text:p><text:span text:style-name="T2">graph</text:span>-p03-lineimg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5435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+5442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27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3-lineimg3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456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623263744 <text:s/>5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65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5433545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1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erputus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+444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1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number-columns-spanned="1" table:number-rows-spanned="5" table:style-name="ce16">
            <text:p>bacaan aslinya RAKIT tapi di kitab ba bukan ta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covered-table-cell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54666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covered-table-cell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4">
            <text:p>24-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covered-table-cell/>
          <table:table-cell table:number-columns-spanned="1" table:number-rows-spanned="2" table:style-name="ce9"/>
          <table:table-cell table:number-columns-repeated="16378" table:style-name="ce1"/>
        </table:table-row>
        <table:table-row table:style-name="ro1">
          <table:table-cell office:value-type="string" table:style-name="ce1">
            <text:p>44-4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">
            <text:p>44-3465640434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terputu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3" table:style-name="ce8">
            <text:p>terputus, di graph ada tapi di anotasi tidak ada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">
            <text:p>01163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3-lineimg4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4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6332145321+7545430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2262544232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764457321555444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543241474 <text:s/>1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77044444+27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7"/>
          <table:table-cell table:style-name="ce1"/>
          <table:table-cell office:value-type="string" table:style-name="ce1">
            <text:p><text:span text:style-name="T2">graph</text:span>-p03-lineimg4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442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554 <text:s/>006755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2" table:style-name="ce8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66 <text:s/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p03-lineimg4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3" table:style-name="ce8">
            <text:p>terputus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4" table:style-name="ce8">
            <text:p>hilang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+14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-4245443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6266664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+5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4">
            <text:p>52352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spanned="1" table:number-rows-spanned="2" table:style-name="ce9"/>
          <table:table-cell table:number-columns-repeated="16378" table:style-name="ce1"/>
        </table:table-row>
        <table:table-row table:style-name="ro1">
          <table:table-cell office:value-type="string" table:style-name="ce1">
            <text:p>554+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">
            <text:p>655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23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5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7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4">
            <text:p>3515323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7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3-lineimg5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5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643134+65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number-columns-spanned="1" table:number-rows-spanned="4" table:style-name="ce16">
            <text:p>bacaan aslinya KUAT</text:p>
          </table:table-cell>
          <table:table-cell table:style-name="ce2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533555444417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covered-table-cell/>
          <table:table-cell table:number-columns-repeated="2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-412226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covered-table-cell/>
          <table:table-cell table:number-columns-repeated="2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45-4443726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covered-table-cell/>
          <table:table-cell table:style-name="ce7"/>
          <table:table-cell table:number-columns-repeated="16378" table:style-name="ce1"/>
        </table:table-row>
        <table:table-row table:style-name="ro1">
          <table:table-cell office:value-type="string" table:style-name="ce2">
            <text:p>2554-36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7"/>
          <table:table-cell table:style-name="ce1"/>
          <table:table-cell office:value-type="string" table:style-name="ce1">
            <text:p><text:span text:style-name="T2">graph</text:span>-p03-lineimg5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5-4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style-name="ce1"/>
          <table:table-cell office:value-type="string" table:style-name="ce1">
            <text:p>p03-lineimg5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255 <text:s/>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3605443 <text:s/>2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6544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342457415 <text:s/>200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463454155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54454 <text:s/>665443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terputus tapi bisa dibaca angkany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402443+3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5541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2" table:style-name="ce10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">
            <text:p>70112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4">
            <text:p>555553666262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number-columns-spanned="1" table:number-rows-spanned="2" table:style-name="ce9"/>
          <table:table-cell table:number-columns-repeated="16378" table:style-name="ce1"/>
        </table:table-row>
        <table:table-row table:style-name="ro1">
          <table:table-cell office:value-type="string" table:style-name="ce1">
            <text:p>352355444320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">
            <text:p>75342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353567544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27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54135443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table:style-name="ce7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4">
            <text:p>4226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table:style-name="ce7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3-lineimg6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6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344244435434 <text:s/>2170634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number-columns-spanned="1" table:number-rows-spanned="2" table:style-name="ce8">
            <text:p>percabangan terputus-putus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14353 <text:s text:c="2"/>26234004111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covered-table-cell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7444342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4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544 <text:s/>3134+6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+4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7"/>
          <table:table-cell table:style-name="ce1"/>
          <table:table-cell office:value-type="string" table:style-name="ce1">
            <text:p><text:span text:style-name="T2">graph</text:span>-p03-lineimg6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2226544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1254421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dak berbentuk huruf ta</text:p>
          </table:table-cell>
          <table:table-cell table:style-name="ce1"/>
          <table:table-cell office:value-type="string" table:style-name="ce1">
            <text:p>p03-lineimg6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36354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4442521+05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764444+43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0402+2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667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62675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75-244-0443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43536443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3315417035444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1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1">
            <text:p>tidak berbentuk huruf h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44361+05442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7"/>
          <table:table-cell table:number-columns-repeated="16378" table:style-name="ce1"/>
        </table:table-row>
        <table:table-row table:style-name="ro1">
          <table:table-cell office:value-type="string" table:style-name="ce1">
            <text:p>425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7">
            <text:p>tidak ada titik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54+32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baca NYA</text:p>
          </table:table-cell>
          <table:table-cell table:number-columns-repeated="16378" table:style-name="ce1"/>
        </table:table-row>
        <table:table-row table:style-name="ro1">
          <table:table-cell table:number-columns-repeated="5"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7"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table:number-columns-repeated="4" table:style-name="ce1"/>
          <table:table-cell table:style-name="ce7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3-lineimg7" table:style-name="ta3">
        <table:table-column table:style-name="co15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7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56176754644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number-columns-spanned="1" table:number-rows-spanned="2" table:style-name="ce9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65554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6644436444775444443221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746654442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7"/>
          <table:table-cell table:style-name="ce1"/>
          <table:table-cell office:value-type="string" table:style-name="ce1">
            <text:p><text:span text:style-name="T2">graph</text:span>-p03-lineimg7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54144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-144342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3-lineimg7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365135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tidak terlihat seperti hamzah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444+04442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ibaca NYA</text:p>
          </table:table-cell>
          <table:table-cell office:value-type="string" table:style-name="ce1">
            <text:p>angka 4 nya kebanyakan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43424-24434 <text:s/>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233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-54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354443432 <text:s/>3114107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41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625424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6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62545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table:style-name="ce11"/>
          <table:table-cell table:number-columns-repeated="16378" table:style-name="ce1"/>
        </table:table-row>
        <table:table-row table:style-name="ro1">
          <table:table-cell office:value-type="string" table:style-name="ce2">
            <text:p>4236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table:style-name="ce11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626725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table:style-name="ce7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7">
            <text:p>menyatu sama la ny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265543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2443 <text:s/>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52320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table:style-name="ce7"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43+7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p03-lineimg8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8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+54443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3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223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3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8">
            <text:p>di graph dan di anotasinya berbeda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2">
            <text:p>-00121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7"/>
          <table:table-cell table:style-name="ce1"/>
          <table:table-cell office:value-type="string" table:style-name="ce1">
            <text:p><text:span text:style-name="T2">graph</text:span>-p03-lineimg8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4327311032 <text:s/>3244320317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2">
            <text:p>percabangan ada di awal dan akhir, titiknya ikut ke kaf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701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itiknya ikut ke kaf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-555-5516665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garis - pertama adalah titik dari ghin, dan garis - kedua titik dari ta</text:p>
          </table:table-cell>
          <table:table-cell table:style-name="ce1"/>
          <table:table-cell office:value-type="string" table:style-name="ce1">
            <text:p>p03-lineimg8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35754443432211214242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hilang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444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titiknya hilang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33531+053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4">
            <text:p>5443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44-4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37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635444444242+7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6553 <text:s/>1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525552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1"/>
          <table:table-cell table:number-columns-repeated="16378" table:style-name="ce1"/>
        </table:table-row>
        <table:table-row table:style-name="ro1">
          <table:table-cell office:value-type="string" table:style-name="ce2">
            <text:p>544456666143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1"/>
          <table:table-cell table:number-columns-repeated="16378" table:style-name="ce1"/>
        </table:table-row>
        <table:table-row table:style-name="ro1">
          <table:table-cell office:value-type="string" table:style-name="ce1">
            <text:p>533+5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44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7"/>
          <table:table-cell table:number-columns-repeated="16378" table:style-name="ce1"/>
        </table:table-row>
        <table:table-row table:style-name="ro1">
          <table:table-cell office:value-type="string" table:style-name="ce15">
            <text:p>553143107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7"/>
          <table:table-cell table:number-columns-repeated="16378" table:style-name="ce1"/>
        </table:table-row>
        <table:table-row table:style-name="ro1">
          <table:table-cell office:value-type="string" table:style-name="ce14">
            <text:p>544432 <text:s/>4452310+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nya terputu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55655 <text:s/>66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5555534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244-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7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4">
            <text:p>+5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7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p03-lineimg9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9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4">
            <text:p>26553533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3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3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35525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55553042 <text:s/>3236203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231421077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7"/>
          <table:table-cell table:style-name="ce1"/>
          <table:table-cell office:value-type="string" table:style-name="ce1">
            <text:p><text:span text:style-name="T2">graph</text:span>-p03-lineimg9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2356641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5427210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51555534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03-lineimg9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444-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22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33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-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353364755532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4-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24321213+05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dak ada lengkungan bawahny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73551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45+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40725-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645634557306662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11"/>
          <table:table-cell table:number-columns-repeated="16378" table:style-name="ce1"/>
        </table:table-row>
        <table:table-row table:style-name="ro1">
          <table:table-cell office:value-type="string" table:style-name="ce2">
            <text:p>6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1"/>
          <table:table-cell table:number-columns-repeated="16378" table:style-name="ce1"/>
        </table:table-row>
        <table:table-row table:style-name="ro1">
          <table:table-cell office:value-type="string" table:style-name="ce1">
            <text:p>65-44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55+44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7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7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5" table:style-name="ce16">
            <text:p>tidak ada anotasiny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3-lineimg11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11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5354-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number-columns-spanned="1" table:number-rows-spanned="2" table:style-name="ce9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4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65455553143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662565333522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75763605546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7"/>
          <table:table-cell table:style-name="ce1"/>
          <table:table-cell office:value-type="string" table:style-name="ce1">
            <text:p><text:span text:style-name="T2">graph</text:span>-p03-lineimg11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7555544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75653435600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3-lineimg11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5544342503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7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3325354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3555441735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2544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number-columns-spanned="1" table:number-rows-spanned="6" table:style-name="ce16">
            <text:p>bacaan aslinya LELAJU</text:p>
          </table:table-cell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4">
            <text:p>233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covered-table-cell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261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covered-table-cell/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5532143107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covered-table-cell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5363575570-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covered-table-cell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35347574707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644354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1"/>
          <table:table-cell table:number-columns-repeated="16378" table:style-name="ce1"/>
        </table:table-row>
        <table:table-row table:style-name="ro1">
          <table:table-cell office:value-type="string" table:style-name="ce2">
            <text:p>2445 <text:s/>6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5">
            <text:p>4657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7">
            <text:p>bundaran mimnya tidak penuh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253+5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7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3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10+4143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7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5">
            <text:p>24 <text:s/>22311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354444403352431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p03-lineimg13" table:style-name="ta3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1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4">
            <text:p>55551556626265647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number-columns-spanned="1" table:number-rows-spanned="2" table:style-name="ce9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2523+462040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3535555321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2627654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3546555431303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7"/>
          <table:table-cell table:style-name="ce1"/>
          <table:table-cell office:value-type="string" table:style-name="ce1">
            <text:p><text:span text:style-name="T2">graph</text:span>-p03-lineimg1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515-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+54444377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03-lineimg13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2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633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766543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524567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4">
            <text:p>6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626631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33+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2">
            <text:p>ada tasydid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6666141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5222+6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2">
            <text:p>ada tasydi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24566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table:style-name="ce11"/>
          <table:table-cell table:number-columns-repeated="16378" table:style-name="ce1"/>
        </table:table-row>
        <table:table-row table:style-name="ro1">
          <table:table-cell office:value-type="string" table:style-name="ce1">
            <text:p>44-364640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35544434754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7"/>
          <table:table-cell table:number-columns-repeated="16378" table:style-name="ce1"/>
        </table:table-row>
        <table:table-row table:style-name="ro1">
          <table:table-cell office:value-type="string" table:style-name="ce1">
            <text:p>2654-2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7"/>
          <table:table-cell table:number-columns-repeated="16378" table:style-name="ce1"/>
        </table:table-row>
        <table:table-row table:style-name="ro1">
          <table:table-cell office:value-type="string" table:style-name="ce14">
            <text:p>145332307715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dak ada lengkungan bawahnya dan tidak ada titikny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terputus dan 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5556667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7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5">
            <text:p>35532420544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7"/>
          <table:table-cell table:number-columns-repeated="16378" table:style-name="ce1"/>
        </table:table-row>
        <table:table-row table:style-name="ro1">
          <table:table-cell office:value-type="string" table:style-name="ce14">
            <text:p>52024</text:p>
          </table:table-cell>
          <table:table-cell office:value-type="string" table:style-name="ce5">
            <text:p>ه</text:p>
          </table:table-cell>
          <table:table-cell office:value-type="float" office:value="33" table:style-name="ce5">
            <text:p>33</text:p>
          </table:table-cell>
          <table:table-cell table:style-name="ce1"/>
          <table:table-cell office:value-type="string" table:number-columns-spanned="1" table:number-rows-spanned="3" table:style-name="ce16">
            <text:p>tidak diketahui bacaan ap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32513</text:p>
          </table:table-cell>
          <table:table-cell office:value-type="string" table:style-name="ce5">
            <text:p>ع</text:p>
          </table:table-cell>
          <table:table-cell office:value-type="float" office:value="20" table:style-name="ce5">
            <text:p>20</text:p>
          </table:table-cell>
          <table:table-cell table:style-name="ce1"/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22</text:p>
          </table:table-cell>
          <table:table-cell office:value-type="string" table:style-name="ce5">
            <text:p>ا</text:p>
          </table:table-cell>
          <table:table-cell office:value-type="float" office:value="1" table:style-name="ce5">
            <text:p>1</text:p>
          </table:table-cell>
          <table:table-cell table:style-name="ce1"/>
          <table:covered-table-cell/>
          <table:table-cell table:number-columns-repeated="16379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3-lineimg14" table:style-name="ta2">
        <table:table-column table:style-name="co16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14.png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number-columns-spanned="1" table:number-rows-spanned="2" table:style-name="ce9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7"/>
          <table:table-cell table:style-name="ce1"/>
          <table:table-cell office:value-type="string" table:style-name="ce1">
            <text:p><text:span text:style-name="T2">graph</text:span>-p03-lineimg14.png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03-lineimg14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0202536560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2">
            <text:p>tidak ada titiknya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44544534276674663654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3452563415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336457457426222 0015<text:s/></text:p>
          </table:table-cell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47133107504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75635544 <text:s/>32+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54734+2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02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1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1">
            <text:p>hila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2">
            <text:p>+0141213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01122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7"/>
          <table:table-cell table:number-columns-repeated="16378" table:style-name="ce1"/>
        </table:table-row>
        <table:table-row table:style-name="ro1">
          <table:table-cell office:value-type="string" table:style-name="ce1">
            <text:p>76534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7"/>
          <table:table-cell table:number-columns-repeated="16378" table:style-name="ce1"/>
        </table:table-row>
        <table:table-row table:style-name="ro1">
          <table:table-cell office:value-type="string" table:style-name="ce14">
            <text:p>-3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35336544444 <text:s/>313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421+3+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7"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table:number-columns-repeated="4" table:style-name="ce1"/>
          <table:table-cell table:style-name="ce7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7-lineimg0" table:style-name="ta2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0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4">
            <text:p>654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3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354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3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414335 <text:s/>302+7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4445254434302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1363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7"/>
          <table:table-cell table:style-name="ce1"/>
          <table:table-cell office:value-type="string" table:style-name="ce1">
            <text:p><text:span text:style-name="T2">graph</text:span>-p07-lineimg0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2444+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44320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07-lineimg0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3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13+</text:p>
          </table:table-cell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-54443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2420442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+5354 <text:s/>2+1+3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45 <text:s/>2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4360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46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+44403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11"/>
          <table:table-cell table:number-columns-repeated="16378" table:style-name="ce1"/>
        </table:table-row>
        <table:table-row table:style-name="ro1">
          <table:table-cell office:value-type="string" table:style-name="ce2">
            <text:p>3436473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1"/>
          <table:table-cell table:number-columns-repeated="16378" table:style-name="ce1"/>
        </table:table-row>
        <table:table-row table:style-name="ro1">
          <table:table-cell office:value-type="string" table:style-name="ce19">
            <text:p>5-4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2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7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7">
            <text:p>hilang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544444+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5" table:style-name="ce1"/>
          <table:table-cell table:style-name="ce7"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table:number-columns-repeated="4" table:style-name="ce1"/>
          <table:table-cell table:style-name="ce7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7-lineimg1" table:style-name="ta4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1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4">
            <text:p>63463665431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3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44-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3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355532034+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675043 <text:s/>5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41+43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7"/>
          <table:table-cell table:style-name="ce1"/>
          <table:table-cell office:value-type="string" table:style-name="ce1">
            <text:p><text:span text:style-name="T2">graph</text:span>-p07-lineimg1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22434 <text:s/>223101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3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0132436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7-lineimg1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7544+43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7635443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4">
            <text:p>00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itiknya ikut di kaf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-5552626654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garis - titiknya nu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547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terputus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+005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+5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6346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1">
            <text:p>terputus, Cuma ada bundarannya saj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55155665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1"/>
          <table:table-cell table:number-columns-repeated="16378" table:style-name="ce1"/>
        </table:table-row>
        <table:table-row table:style-name="ro1">
          <table:table-cell office:value-type="string" table:style-name="ce20">
            <text:p>5244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tiknya ikut di kaf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5">
            <text:p>5-55561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garis - titiknya nun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8">
            <text:p>terputus dari kaf jadinya di graph ada tapi di anotasi tidak ad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4">
            <text:p>66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532+0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dak ada lengkungan bawah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5444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7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5">
            <text:p>53506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7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3" table:style-name="ce16">
            <text:p>tidak jelas tulisanny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ibaca NYA</text:p>
          </table:table-cell>
          <table:covered-table-cell/>
          <table:table-cell table:number-columns-repeated="16378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7-lineimg2" table:style-name="ta4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2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4">
            <text:p>25344674553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3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255352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3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234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18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<text:span text:style-name="T2">graph</text:span>-p07-lineimg2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6454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45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726265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7-lineimg2.png<text:span text:style-name="T2">.log</text:span></text:p>
          </table:table-cell>
          <table:table-cell table:number-columns-repeated="16376" table:style-name="ce1"/>
        </table:table-row>
        <table:table-row table:style-name="ro4">
          <table:table-cell table:style-name="ce1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4">
            <text:p>455551434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7535 <text:s/>77412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01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+621556773130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titiknya ikut di wawu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453551+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anda + titiknya t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erpotong hurufnya tidak terlihat jela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5556437544576667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1"/>
          <table:table-cell table:number-columns-repeated="16378" table:style-name="ce1"/>
        </table:table-row>
        <table:table-row table:style-name="ro1">
          <table:table-cell office:value-type="string" table:style-name="ce2">
            <text:p>53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1"/>
          <table:table-cell table:number-columns-repeated="16378" table:style-name="ce1"/>
        </table:table-row>
        <table:table-row table:style-name="ro1">
          <table:table-cell office:value-type="string" table:style-name="ce19">
            <text:p>5554+44437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baca 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5">
            <text:p>5-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7"/>
          <table:table-cell table:number-columns-repeated="16378" table:style-name="ce1"/>
        </table:table-row>
        <table:table-row table:style-name="ro1">
          <table:table-cell office:value-type="string" table:style-name="ce14">
            <text:p>545435443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7"/>
          <table:table-cell table:number-columns-repeated="16378" table:style-name="ce1"/>
        </table:table-row>
        <table:table-row table:style-name="ro1">
          <table:table-cell office:value-type="string" table:style-name="ce14">
            <text:p>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erpotong hurufnya tidak terlihat jela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011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6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7"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72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634675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p07-lineimg3" table:style-name="ta4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4">
            <text:p>33+4265605533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3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14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3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7353540-0712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2455320+5567001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4353215-351503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7"/>
          <table:table-cell table:style-name="ce1"/>
          <table:table-cell office:value-type="string" table:style-name="ce1">
            <text:p><text:span text:style-name="T2">graph</text:span>-p07-lineimg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3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2544424242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32+414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7-lineimg3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+54434325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baca NYA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-3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3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3" table:style-name="ce3">
            <text:p>hilang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0-4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663 <text:s/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752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4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1"/>
          <table:table-cell table:number-columns-repeated="16378" table:style-name="ce1"/>
        </table:table-row>
        <table:table-row table:style-name="ro1">
          <table:table-cell office:value-type="string" table:style-name="ce2">
            <text:p>652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1"/>
          <table:table-cell table:number-columns-repeated="16378" table:style-name="ce1"/>
        </table:table-row>
        <table:table-row table:style-name="ro1">
          <table:table-cell office:value-type="string" table:style-name="ce20">
            <text:p>5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nya hila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4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7"/>
          <table:table-cell table:number-columns-repeated="16378" table:style-name="ce1"/>
        </table:table-row>
        <table:table-row table:style-name="ro1">
          <table:table-cell office:value-type="string" table:style-name="ce15">
            <text:p>52327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7"/>
          <table:table-cell table:number-columns-repeated="16378" table:style-name="ce1"/>
        </table:table-row>
        <table:table-row table:style-name="ro1">
          <table:table-cell office:value-type="string" table:style-name="ce1">
            <text:p>353557303+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55666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+5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6226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7"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45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4+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anda + titiknya 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025-2716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7-lineimg4" table:style-name="ta4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4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4">
            <text:p>34573474 <text:s text:c="2"/>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3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01653544403131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13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120101235240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4-332</text:p>
          </table:table-cell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7"/>
          <table:table-cell table:style-name="ce1"/>
          <table:table-cell office:value-type="string" table:style-name="ce1">
            <text:p><text:span text:style-name="T2">graph</text:span>-p07-lineimg4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75135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554+454364+67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764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07-lineimg4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55155762654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2566673031134+5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4">
            <text:p>755454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66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6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2">
            <text:p>tidak jelas hurufny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353+64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3+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3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2">
            <text:p>35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1"/>
          <table:table-cell table:number-columns-repeated="16378" table:style-name="ce1"/>
        </table:table-row>
        <table:table-row table:style-name="ro1">
          <table:table-cell office:value-type="string" table:style-name="ce19">
            <text:p>54-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3545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7"/>
          <table:table-cell table:number-columns-repeated="16378" table:style-name="ce1"/>
        </table:table-row>
        <table:table-row table:style-name="ro1">
          <table:table-cell office:value-type="string" table:style-name="ce14">
            <text:p>125342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7"/>
          <table:table-cell table:number-columns-repeated="16378" table:style-name="ce1"/>
        </table:table-row>
        <table:table-row table:style-name="ro1">
          <table:table-cell office:value-type="string" table:style-name="ce14">
            <text:p>555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34556404354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3414 <text:s/>2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4">
            <text:p>3+5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7"/>
          <table:table-cell table:number-columns-repeated="16378" table:style-name="ce1"/>
        </table:table-row>
        <table:table-row table:style-name="ro1">
          <table:table-cell office:value-type="string" table:style-name="ce14">
            <text:p>+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3313+0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1">
            <text:p>terputus, Cuma ada bundarannya saja</text:p>
          </table:table-cell>
          <table:table-cell table:number-columns-repeated="16378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p07-lineimg5" table:style-name="ta4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5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4">
            <text:p>00212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3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3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422+413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44+4472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64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7"/>
          <table:table-cell table:style-name="ce1"/>
          <table:table-cell office:value-type="string" table:style-name="ce1">
            <text:p><text:span text:style-name="T2">graph</text:span>-p07-lineimg5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dak ada titiknya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3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555454364+60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07-lineimg5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7637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662555543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44+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56310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3455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6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dak ada titikny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54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dak ada titikny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+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6305-744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1"/>
          <table:table-cell table:number-columns-repeated="16378" table:style-name="ce1"/>
        </table:table-row>
        <table:table-row table:style-name="ro1">
          <table:table-cell office:value-type="string" table:style-name="ce2">
            <text:p>43534+7755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11"/>
          <table:table-cell table:number-columns-repeated="16378" table:style-name="ce1"/>
        </table:table-row>
        <table:table-row table:style-name="ro1">
          <table:table-cell office:value-type="string" table:style-name="ce20">
            <text:p>666146 <text:s/>7005263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5">
            <text:p>255 <text:s/>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36452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7"/>
          <table:table-cell table:number-columns-repeated="16378" table:style-name="ce1"/>
        </table:table-row>
        <table:table-row table:style-name="ro1">
          <table:table-cell office:value-type="string" table:style-name="ce14">
            <text:p>022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5444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02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7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5">
            <text:p>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dak ada titik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24544443 <text:s/>3+4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24631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dak ada titik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5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otong hurufnya</text:p>
          </table:table-cell>
          <table:table-cell table:number-columns-repeated="16378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7-lineimg7" table:style-name="ta4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7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4">
            <text:p>75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3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254325217356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3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545576655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4443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2">
            <text:p>titiknya ikut di kaf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-56566653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7">
            <text:p>tanda - titiknya nun</text:p>
          </table:table-cell>
          <table:table-cell table:style-name="ce1"/>
          <table:table-cell office:value-type="string" table:style-name="ce1">
            <text:p><text:span text:style-name="T2">graph</text:span>-p07-lineimg7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35+2420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66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7-lineimg7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hilang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7155556666656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044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2353557210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635357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6544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terputus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652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5431404 <text:s/>235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74675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11"/>
          <table:table-cell table:number-columns-repeated="16378" table:style-name="ce1"/>
        </table:table-row>
        <table:table-row table:style-name="ro1">
          <table:table-cell office:value-type="string" table:style-name="ce2">
            <text:p>555554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1"/>
          <table:table-cell table:number-columns-repeated="16378" table:style-name="ce1"/>
        </table:table-row>
        <table:table-row table:style-name="ro1">
          <table:table-cell office:value-type="string" table:style-name="ce21">
            <text:p>623256 <text:s/>6714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36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7"/>
          <table:table-cell table:number-columns-repeated="16378" table:style-name="ce1"/>
        </table:table-row>
        <table:table-row table:style-name="ro1">
          <table:table-cell office:value-type="string" table:style-name="ce14">
            <text:p>6636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7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56432365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55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32+5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7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5">
            <text:p>-45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7"/>
          <table:table-cell table:number-columns-repeated="16378" table:style-name="ce1"/>
        </table:table-row>
        <table:table-row table:style-name="ro1">
          <table:table-cell office:value-type="string" table:style-name="ce1">
            <text:p>342556303+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-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365544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7-lineimg9" table:style-name="ta4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9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4">
            <text:p>6643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3">
            <text:p>tidak ada titiknya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36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3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+3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61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7"/>
          <table:table-cell table:style-name="ce1"/>
          <table:table-cell office:value-type="string" table:style-name="ce1">
            <text:p><text:span text:style-name="T2">graph</text:span>-p07-lineimg9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654+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21543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55 <text:s/>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p07-lineimg9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3634612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6444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+771401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43524 <text:s/>217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7460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22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2">
            <text:p>terputu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54747-4045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554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620237542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7266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11"/>
          <table:table-cell table:number-columns-repeated="16378" table:style-name="ce1"/>
        </table:table-row>
        <table:table-row table:style-name="ro1">
          <table:table-cell office:value-type="string" table:style-name="ce2">
            <text:p>55514 <text:s/>56754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0">
            <text:p>365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36-46405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7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3">
            <text:p>bergabung graph ny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4">
            <text:p>375344434433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5556665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1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7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5">
            <text:p>6544343333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7"/>
          <table:table-cell table:number-columns-repeated="16378" table:style-name="ce1"/>
        </table:table-row>
        <table:table-row table:style-name="ro1">
          <table:table-cell office:value-type="string" table:style-name="ce14">
            <text:p>0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5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355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622661031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table table:name="p07-lineimg11" table:style-name="ta4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11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4">
            <text:p>756553453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style-name="ce13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25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3">
            <text:p>tidak ada titiknya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7">
            <text:p>tidak jelas hurufnya</text:p>
          </table:table-cell>
          <table:table-cell table:style-name="ce1"/>
          <table:table-cell office:value-type="string" table:style-name="ce1">
            <text:p><text:span text:style-name="T2">graph</text:span>-p07-lineimg11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2353+654434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6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4223+3444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07-lineimg11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65443+43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4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5">
            <text:p>5-44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3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10">
            <text:p>tergabung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755-45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76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7364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1"/>
          <table:table-cell table:number-columns-repeated="16378" table:style-name="ce1"/>
        </table:table-row>
        <table:table-row table:style-name="ro1">
          <table:table-cell office:value-type="string" table:style-name="ce2">
            <text:p>544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1"/>
          <table:table-cell table:number-columns-repeated="16378" table:style-name="ce1"/>
        </table:table-row>
        <table:table-row table:style-name="ro1">
          <table:table-cell office:value-type="string" table:style-name="ce21">
            <text:p>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354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7"/>
          <table:table-cell table:number-columns-repeated="16378" table:style-name="ce1"/>
        </table:table-row>
        <table:table-row table:style-name="ro1">
          <table:table-cell office:value-type="string" table:style-name="ce15">
            <text:p>5-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7"/>
          <table:table-cell table:number-columns-repeated="16378" table:style-name="ce1"/>
        </table:table-row>
        <table:table-row table:style-name="ro1">
          <table:table-cell office:value-type="string" table:style-name="ce1">
            <text:p>5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64346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753416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7254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7"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444+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00202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3">
            <text:p>terputu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  <table:table table:name="p07-lineimg12" table:style-name="ta5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12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4">
            <text:p>662665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table:style-name="ce13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table:style-name="ce13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7647354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6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table:style-name="ce7"/>
          <table:table-cell table:style-name="ce1"/>
          <table:table-cell office:value-type="string" table:style-name="ce1">
            <text:p><text:span text:style-name="T2">graph</text:span>-p07-lineimg12.png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64543+0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651354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4" table:style-name="ce1"/>
          <table:table-cell office:value-type="string" table:style-name="ce1">
            <text:p>p07-lineimg12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255555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4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456357454 <text:s/>005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-2324257-2 <text:s/>2222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table:number-columns-repeated="4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1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12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454435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44+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5444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4434524 <text:s/>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2">
            <text:p>3+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table:style-name="ce11"/>
          <table:table-cell table:number-columns-repeated="16378" table:style-name="ce1"/>
        </table:table-row>
        <table:table-row table:style-name="ro1">
          <table:table-cell office:value-type="string" table:style-name="ce20">
            <text:p>63554404 <text:s/>35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5">
            <text:p>3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table:style-name="ce7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7">
            <text:p>terputu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54343253655444440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01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54444444447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7">
            <text:p>tidak ada titiknya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table:number-columns-repeated="4" table:style-name="ce1"/>
          <table:table-cell table:style-name="ce7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7-lineimg13" table:style-name="ta4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1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4">
            <text:p>7464242434 <text:s/>02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-1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table:style-name="ce13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52303243+55600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37535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7755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table:style-name="ce7"/>
          <table:table-cell table:style-name="ce1"/>
          <table:table-cell office:value-type="string" table:style-name="ce1">
            <text:p><text:span text:style-name="T2">graph</text:span>-p07-lineimg1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6365415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4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5524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4" table:style-name="ce1"/>
          <table:table-cell office:value-type="string" table:style-name="ce1">
            <text:p>p07-lineimg13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64346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">
            <text:p>terputus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544121426543 <text:s/>07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4">
            <text:p>27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242543 <text:s/>2+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+341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5-46404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2">
            <text:p>terputu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22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63655424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01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table:style-name="ce11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0">
            <text:p>53324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5">
            <text:p>6565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table:style-name="ce7"/>
          <table:table-cell table:number-columns-repeated="16378" table:style-name="ce1"/>
        </table:table-row>
        <table:table-row table:style-name="ro1">
          <table:table-cell office:value-type="string" table:style-name="ce1">
            <text:p>5-4443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table:style-name="ce7"/>
          <table:table-cell table:number-columns-repeated="16378" table:style-name="ce1"/>
        </table:table-row>
        <table:table-row table:style-name="ro1">
          <table:table-cell office:value-type="string" table:style-name="ce14">
            <text:p>2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7653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4335443 <text:s/>20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2">
            <text:p>percabangan ada di awal dan akhir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4">
            <text:p>45-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table:style-name="ce7"/>
          <table:table-cell table:number-columns-repeated="16378" table:style-name="ce1"/>
        </table:table-row>
        <table:table-row table:style-name="ro1">
          <table:table-cell office:value-type="string" table:style-name="ce14">
            <text:p>20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13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554404443+7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number-rows-repeated="1048543" table:style-name="ro1">
          <table:table-cell table:number-columns-repeated="16384"/>
        </table:table-row>
      </table:table>
      <table:table table:name="p07-lineimg14" table:style-name="ta4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14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4">
            <text:p>747-5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table:style-name="ce13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5555531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table:style-name="ce13"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243635707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763631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table:style-name="ce7"/>
          <table:table-cell table:style-name="ce1"/>
          <table:table-cell office:value-type="string" table:style-name="ce1">
            <text:p><text:span text:style-name="T2">graph</text:span>-p07-lineimg14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453405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4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5324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34143134032524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4" table:style-name="ce1"/>
          <table:table-cell office:value-type="string" table:style-name="ce1">
            <text:p>p07-lineimg14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26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43+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4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54443+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4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55555166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5727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4521+74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75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443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2">
            <text:p>tidak ada titik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5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titiknya ikut di ai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24522011+33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1">
            <text:p>tanda + titiknya nu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53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table:style-name="ce11"/>
          <table:table-cell table:number-columns-repeated="16378" table:style-name="ce1"/>
        </table:table-row>
        <table:table-row table:style-name="ro1">
          <table:table-cell office:value-type="string" table:style-name="ce19">
            <text:p>544+4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6-427 <text:s/>5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table:style-name="ce7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string" table:number-columns-spanned="1" table:number-rows-spanned="4" table:style-name="ce18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covered-table-cell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2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5">
            <text:p>24-4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43123+566544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44034+3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7-lineimg16" table:style-name="ta4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16.png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23">
            <text:p>72531547</text:p>
          </table:table-cell>
          <table:table-cell office:value-type="string" table:style-name="ce22">
            <text:p>د</text:p>
          </table:table-cell>
          <table:table-cell office:value-type="float" office:value="10" table:style-name="ce22">
            <text:p>10</text:p>
          </table:table-cell>
          <table:table-cell office:value-type="float" office:value="1" table:style-name="ce22">
            <text:p>1</text:p>
          </table:table-cell>
          <table:table-cell table:style-name="ce22"/>
          <table:table-cell table:style-name="ce13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23">
            <text:p>65544</text:p>
          </table:table-cell>
          <table:table-cell office:value-type="string" table:style-name="ce22">
            <text:p>ي</text:p>
          </table:table-cell>
          <table:table-cell office:value-type="float" office:value="35" table:style-name="ce22">
            <text:p>35</text:p>
          </table:table-cell>
          <table:table-cell office:value-type="float" office:value="2" table:style-name="ce22">
            <text:p>2</text:p>
          </table:table-cell>
          <table:table-cell table:style-name="ce1"/>
          <table:table-cell office:value-type="string" table:style-name="ce22">
            <text:p>titik pada ya' berada di dal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23">
            <text:p>766454</text:p>
          </table:table-cell>
          <table:table-cell office:value-type="string" table:style-name="ce22">
            <text:p>ر</text:p>
          </table:table-cell>
          <table:table-cell office:value-type="float" office:value="12" table:style-name="ce22">
            <text:p>12</text:p>
          </table:table-cell>
          <table:table-cell office:value-type="float" office:value="2" table:style-name="ce22">
            <text:p>2</text:p>
          </table:table-cell>
          <table:table-cell table:style-name="ce22"/>
          <table:table-cell table:style-name="ce2"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23">
            <text:p>67375-54-40-35</text:p>
          </table:table-cell>
          <table:table-cell office:value-type="string" table:style-name="ce22">
            <text:p>ي</text:p>
          </table:table-cell>
          <table:table-cell office:value-type="float" office:value="35" table:style-name="ce22">
            <text:p>35</text:p>
          </table:table-cell>
          <table:table-cell office:value-type="float" office:value="3" table:style-name="ce22">
            <text:p>3</text:p>
          </table:table-cell>
          <table:table-cell table:style-name="ce22"/>
          <table:table-cell table:style-name="ce2"/>
          <table:table-cell table:number-columns-repeated="16378" table:style-name="ce1"/>
        </table:table-row>
        <table:table-row table:style-name="ro5">
          <table:table-cell office:value-type="string" table:style-name="ce23">
            <text:p>6666</text:p>
          </table:table-cell>
          <table:table-cell office:value-type="string" table:style-name="ce22">
            <text:p>ا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table:style-name="ce22"/>
          <table:table-cell table:style-name="ce7"/>
          <table:table-cell table:style-name="ce1"/>
          <table:table-cell office:value-type="string" table:style-name="ce1">
            <text:p><text:span text:style-name="T2">graph</text:span>-p07-lineimg16.png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23">
            <text:p>555-155666614314</text:p>
          </table:table-cell>
          <table:table-cell office:value-type="string" table:style-name="ce22">
            <text:p>ک</text:p>
          </table:table-cell>
          <table:table-cell office:value-type="float" office:value="26" table:style-name="ce22">
            <text:p>26</text:p>
          </table:table-cell>
          <table:table-cell office:value-type="float" office:value="2" table:style-name="ce22">
            <text:p>2</text:p>
          </table:table-cell>
          <table:table-cell table:style-name="ce22"/>
          <table:table-cell table:number-columns-repeated="2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23">
            <text:p>6355444+43+5</text:p>
          </table:table-cell>
          <table:table-cell office:value-type="string" table:style-name="ce22">
            <text:p>ن</text:p>
          </table:table-cell>
          <table:table-cell office:value-type="float" office:value="30" table:style-name="ce22">
            <text:p>30</text:p>
          </table:table-cell>
          <table:table-cell office:value-type="float" office:value="3" table:style-name="ce22">
            <text:p>3</text:p>
          </table:table-cell>
          <table:table-cell table:style-name="ce22"/>
          <table:table-cell table:number-columns-repeated="16379" table:style-name="ce1"/>
        </table:table-row>
        <table:table-row table:style-name="ro5">
          <table:table-cell office:value-type="string" table:style-name="ce23">
            <text:p>544236454</text:p>
          </table:table-cell>
          <table:table-cell office:value-type="string" table:style-name="ce22">
            <text:p>م</text:p>
          </table:table-cell>
          <table:table-cell office:value-type="float" office:value="29" table:style-name="ce22">
            <text:p>29</text:p>
          </table:table-cell>
          <table:table-cell office:value-type="float" office:value="1" table:style-name="ce22">
            <text:p>1</text:p>
          </table:table-cell>
          <table:table-cell table:style-name="ce22"/>
          <table:table-cell table:number-columns-repeated="2" table:style-name="ce1"/>
          <table:table-cell office:value-type="string" table:style-name="ce1">
            <text:p>p07-lineimg16.png<text:span text:style-name="T2">.log</text:span>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23">
            <text:p>2273</text:p>
          </table:table-cell>
          <table:table-cell office:value-type="string" table:style-name="ce22">
            <text:p>ا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2">
            <text:p>2</text:p>
          </table:table-cell>
          <table:table-cell table:style-name="ce22"/>
          <table:table-cell table:number-columns-repeated="2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23">
            <text:p>6554+7</text:p>
          </table:table-cell>
          <table:table-cell office:value-type="string" table:style-name="ce22">
            <text:p>ت</text:p>
          </table:table-cell>
          <table:table-cell office:value-type="float" office:value="3" table:style-name="ce22">
            <text:p>3</text:p>
          </table:table-cell>
          <table:table-cell office:value-type="float" office:value="2" table:style-name="ce22">
            <text:p>2</text:p>
          </table:table-cell>
          <table:table-cell table:style-name="ce22"/>
          <table:table-cell table:number-columns-repeated="2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23">
            <text:p>64-4-44-32</text:p>
          </table:table-cell>
          <table:table-cell office:value-type="string" table:style-name="ce22">
            <text:p>ي</text:p>
          </table:table-cell>
          <table:table-cell office:value-type="float" office:value="35" table:style-name="ce22">
            <text:p>35</text:p>
          </table:table-cell>
          <table:table-cell office:value-type="float" office:value="3" table:style-name="ce22">
            <text:p>3</text:p>
          </table:table-cell>
          <table:table-cell table:style-name="ce22"/>
          <table:table-cell table:number-columns-repeated="2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23">
            <text:p>45-425443</text:p>
          </table:table-cell>
          <table:table-cell office:value-type="string" table:style-name="ce22">
            <text:p>ج</text:p>
          </table:table-cell>
          <table:table-cell office:value-type="float" office:value="6" table:style-name="ce22">
            <text:p>6</text:p>
          </table:table-cell>
          <table:table-cell office:value-type="float" office:value="1" table:style-name="ce22">
            <text:p>1</text:p>
          </table:table-cell>
          <table:table-cell table:style-name="ce22"/>
          <table:table-cell table:number-columns-repeated="16379" table:style-name="ce1"/>
        </table:table-row>
        <table:table-row table:style-name="ro5">
          <table:table-cell office:value-type="string" table:style-name="ce23">
            <text:p>4322</text:p>
          </table:table-cell>
          <table:table-cell office:value-type="string" table:style-name="ce22">
            <text:p>ا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2">
            <text:p>2</text:p>
          </table:table-cell>
          <table:table-cell table:style-name="ce22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23">
            <text:p>4531644</text:p>
          </table:table-cell>
          <table:table-cell office:value-type="string" table:style-name="ce22">
            <text:p>ڠ</text:p>
          </table:table-cell>
          <table:table-cell office:value-type="float" office:value="22" table:style-name="ce22">
            <text:p>22</text:p>
          </table:table-cell>
          <table:table-cell office:value-type="float" office:value="2" table:style-name="ce22">
            <text:p>2</text:p>
          </table:table-cell>
          <table:table-cell table:style-name="ce22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5">
          <table:table-cell office:value-type="string" table:style-name="ce23">
            <text:p>4+544</text:p>
          </table:table-cell>
          <table:table-cell office:value-type="string" table:style-name="ce22">
            <text:p>ن</text:p>
          </table:table-cell>
          <table:table-cell office:value-type="float" office:value="30" table:style-name="ce22">
            <text:p>30</text:p>
          </table:table-cell>
          <table:table-cell office:value-type="float" office:value="2" table:style-name="ce22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5">
          <table:table-cell office:value-type="string" table:style-name="ce23">
            <text:p>326</text:p>
          </table:table-cell>
          <table:table-cell office:value-type="string" table:style-name="ce22">
            <text:p>ل</text:p>
          </table:table-cell>
          <table:table-cell office:value-type="float" office:value="28" table:style-name="ce22">
            <text:p>28</text:p>
          </table:table-cell>
          <table:table-cell office:value-type="float" office:value="2" table:style-name="ce22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5">
          <table:table-cell office:value-type="string" table:style-name="ce23">
            <text:p>543</text:p>
          </table:table-cell>
          <table:table-cell office:value-type="string" table:style-name="ce22">
            <text:p>ه</text:p>
          </table:table-cell>
          <table:table-cell office:value-type="float" office:value="33" table:style-name="ce22">
            <text:p>33</text:p>
          </table:table-cell>
          <table:table-cell office:value-type="float" office:value="3" table:style-name="ce22">
            <text:p>3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5">
          <table:table-cell office:value-type="string" table:style-name="ce23">
            <text:p>54432+</text:p>
          </table:table-cell>
          <table:table-cell office:value-type="string" table:style-name="ce22">
            <text:p>ت</text:p>
          </table:table-cell>
          <table:table-cell office:value-type="float" office:value="3" table:style-name="ce22">
            <text:p>3</text:p>
          </table:table-cell>
          <table:table-cell office:value-type="float" office:value="1" table:style-name="ce22">
            <text:p>1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23">
            <text:p>4531+33+523</text:p>
          </table:table-cell>
          <table:table-cell office:value-type="string" table:style-name="ce22">
            <text:p>ق</text:p>
          </table:table-cell>
          <table:table-cell office:value-type="float" office:value="25" table:style-name="ce22">
            <text:p>25</text:p>
          </table:table-cell>
          <table:table-cell office:value-type="float" office:value="2" table:style-name="ce22">
            <text:p>2</text:p>
          </table:table-cell>
          <table:table-cell table:style-name="ce1"/>
          <table:table-cell table:style-name="ce11"/>
          <table:table-cell table:number-columns-repeated="16378" table:style-name="ce1"/>
        </table:table-row>
        <table:table-row table:style-name="ro5">
          <table:table-cell office:value-type="string" table:style-name="ce23">
            <text:p>54341424 <text:s/>1075</text:p>
          </table:table-cell>
          <table:table-cell office:value-type="string" table:style-name="ce22">
            <text:p>ص</text:p>
          </table:table-cell>
          <table:table-cell office:value-type="float" office:value="16" table:style-name="ce22">
            <text:p>16</text:p>
          </table:table-cell>
          <table:table-cell office:value-type="float" office:value="2" table:style-name="ce22">
            <text:p>2</text:p>
          </table:table-cell>
          <table:table-cell table:style-name="ce1"/>
          <table:table-cell table:style-name="ce11"/>
          <table:table-cell table:number-columns-repeated="16378" table:style-name="ce1"/>
        </table:table-row>
        <table:table-row table:style-name="ro5">
          <table:table-cell office:value-type="string" table:style-name="ce23">
            <text:p>314-301</text:p>
          </table:table-cell>
          <table:table-cell office:value-type="string" table:style-name="ce22">
            <text:p>ي</text:p>
          </table:table-cell>
          <table:table-cell office:value-type="float" office:value="35" table:style-name="ce22">
            <text:p>35</text:p>
          </table:table-cell>
          <table:table-cell office:value-type="float" office:value="2" table:style-name="ce22">
            <text:p>2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23">
            <text:p>5655</text:p>
          </table:table-cell>
          <table:table-cell office:value-type="string" table:style-name="ce22">
            <text:p>ر</text:p>
          </table:table-cell>
          <table:table-cell office:value-type="float" office:value="12" table:style-name="ce22">
            <text:p>12</text:p>
          </table:table-cell>
          <table:table-cell office:value-type="float" office:value="3" table:style-name="ce22">
            <text:p>3</text:p>
          </table:table-cell>
          <table:table-cell table:style-name="ce1"/>
          <table:table-cell table:style-name="ce7"/>
          <table:table-cell table:number-columns-repeated="16378" table:style-name="ce1"/>
        </table:table-row>
        <table:table-row table:style-name="ro5">
          <table:table-cell office:value-type="string" table:style-name="ce23">
            <text:p>-453</text:p>
          </table:table-cell>
          <table:table-cell office:value-type="string" table:style-name="ce22">
            <text:p>ب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table:style-name="ce1"/>
          <table:table-cell table:style-name="ce7"/>
          <table:table-cell table:number-columns-repeated="16378" table:style-name="ce1"/>
        </table:table-row>
        <table:table-row table:style-name="ro5">
          <table:table-cell office:value-type="string" table:style-name="ce23">
            <text:p>655515</text:p>
          </table:table-cell>
          <table:table-cell office:value-type="string" table:style-name="ce22">
            <text:p>ر</text:p>
          </table:table-cell>
          <table:table-cell office:value-type="float" office:value="12" table:style-name="ce22">
            <text:p>12</text:p>
          </table:table-cell>
          <table:table-cell office:value-type="float" office:value="2" table:style-name="ce22">
            <text:p>2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23">
            <text:p>65741+76</text:p>
          </table:table-cell>
          <table:table-cell office:value-type="string" table:style-name="ce22">
            <text:p>ب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23">
            <text:p>54242055443</text:p>
          </table:table-cell>
          <table:table-cell office:value-type="string" table:style-name="ce22">
            <text:p>و</text:p>
          </table:table-cell>
          <table:table-cell office:value-type="float" office:value="31" table:style-name="ce22">
            <text:p>31</text:p>
          </table:table-cell>
          <table:table-cell office:value-type="float" office:value="2" table:style-name="ce22">
            <text:p>2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23">
            <text:p>3475</text:p>
          </table:table-cell>
          <table:table-cell office:value-type="string" table:style-name="ce22">
            <text:p>ة</text:p>
          </table:table-cell>
          <table:table-cell office:value-type="float" office:value="4" table:style-name="ce22">
            <text:p>4</text:p>
          </table:table-cell>
          <table:table-cell office:value-type="float" office:value="3" table:style-name="ce22">
            <text:p>3</text:p>
          </table:table-cell>
          <table:table-cell table:style-name="ce1"/>
          <table:table-cell table:style-name="ce7"/>
          <table:table-cell table:style-name="ce2"/>
          <table:table-cell table:number-columns-repeated="16377" table:style-name="ce1"/>
        </table:table-row>
        <table:table-row table:style-name="ro1">
          <table:table-cell table:style-name="ce4"/>
          <table:table-cell table:number-columns-repeated="4" table:style-name="ce1"/>
          <table:table-cell table:style-name="ce7"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lookup2" table:style-name="ta2">
        <table:table-column table:style-name="co2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خ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ز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ض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ۏ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ڽ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  <table:database-ranges>
        <table:database-range table:target-range-address="label.A2:label.B368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928</meta:generator>
    <meta:initial-creator>Angipha</meta:initial-creator>
    <dc:creator>Alifa</dc:creator>
    <meta:creation-date>2024-07-22T10:29:56Z</meta:creation-date>
    <dc:date>2024-09-24T10:35:26Z</dc:date>
    <meta:editing-cycles>29</meta:editing-cycles>
    <meta:editing-duration>PT126452S</meta:editing-duration>
  </office:meta>
</office:document-meta>
</file>